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22H10M13.594051S" calcext:value-type="time">
            <text:p>922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3H59M47.372S" calcext:value-type="time">
            <text:p>03:59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11H37M44.179S" calcext:value-type="time">
            <text:p>11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7:55:07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4T11:49:55.135000000</dc:date>
    <meta:editing-duration>P40DT5H15M46S</meta:editing-duration>
    <meta:editing-cycles>1077</meta:editing-cycles>
    <meta:generator>LibreOffice/7.2.6.2$Windows_X86_64 LibreOffice_project/b0ec3a565991f7569a5a7f5d24fed7f52653d754</meta:generator>
    <meta:document-statistic meta:table-count="2" meta:cell-count="1373" meta:object-count="0"/>
  </office:meta>
</office:document-meta>
</file>